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9" office:value-type="string">
            <text:p>Date</text:p>
          </table:table-cell>
          <table:table-cell table:style-name="ce21" office:value-type="string">
            <text:p>Week</text:p>
          </table:table-cell>
          <table:table-cell table:style-name="ce19" office:value-type="string">
            <text:p>Day</text:p>
          </table:table-cell>
          <table:table-cell table:style-name="ce23" office:value-type="string">
            <text:p>Coursera</text:p>
          </table:table-cell>
          <table:table-cell table:style-name="ce23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20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20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20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20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20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20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20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20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20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9"/>
          <table:table-cell table:style-name="ce21"/>
          <table:table-cell table:style-name="ce19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1: List of Tasks (29<text:span text:style-name="T3">th</text:span> July - 4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2: List of Tasks (5<text:span text:style-name="T3">th</text:span> Aug - 11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ort 'rnn_models' into 'rnn_models_old' as required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6: Make predictions for '&lt;chosen 5&gt; (left out)' on models w/ subject LO vs models w/ subject not-LO (i.e. '--use_seen')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left-out' arg in 'rnn' to account for specific file name (e.g. 'D2-009' rather than just 'D2') and multiple left-out subjects specified by commas</text:p>
          </table:table-cell>
          <table:table-cell office:value-type="string">
            <text:p>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8: Experiment w/ '&lt;chosen 5&gt; (left out)' but with the 'D10' outlier subject left out + compare to MPS 3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9: Experiment w/ '&lt;chosen 5&gt; (left out)' on models built from single acts (concat) files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0: Experiment w/ '&lt;chosen 5&gt; (left out)' on models built from 'downsampling'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1: Experiment w/ '&lt;chosen 5&gt; (left out)' on models built from measurement-concatenated data and record results in experiment results</text:p>
          </table:table-cell>
          <table:table-cell office:value-type="string">
            <text:p>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rnn' and 'model_predictor' to use multiple 'dir's and setup batch file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data setup and data types section (borrowing heavily from initial report), w/ emphasis on output types</text:p>
          </table:table-cell>
          <table:table-cell office:value-type="string">
            <text:p>11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3: List of Tasks (12<text:span text:style-name="T3">th</text:span> Aug - 22<text:span text:style-name="T3">nd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Aims: have last 7 MPS's done, add another 3 sections to report, and review 7 more and 3 previous paper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3: Experiment w/ '&lt;chosen 5&gt; (left out)' on models built both NSAA and 6minwalk directories</text:p>
          </table:table-cell>
          <table:table-cell office:value-type="string">
            <text:p>13<text:span text:style-name="T3">th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tch-up call with Bala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dd function to 'graph_creator' to plot true and preds for given row number range and create graphs for MPS 12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PS 12: Experiment w/ '&lt;chosen 5&gt; (left out)' on models built from single-act files only for output type 'indiv' and single-act 'indiv' predictions in experiment result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parate the 'dis_3d_pos' functionality from 'comp_stat_vals.py' into its own script, update script README's, append to script explanations, and modify diagram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4: Experiment w/ '&lt;chosen 5&gt; (left out)' on models built from measurements that have had features reduced to '20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section on documents' significance explanation (e.g. <text:s/>'nsaa_6mw_info', Google annot sheet, 'RNN Results', 'model_predictions', etc.)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Google sheet annotations file to 'documentation' and make all document paths inherit from 'settings.py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5: Experiment w/ '&lt;chosen 5&gt; (left out)' on models built from noise-added data (small amount of noise) and record results in experiment results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glossary of terms (review other sections for terms to add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project aims and objectives section (borrowing heavily from initial report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ability for 'rnn.py', when loading 'add_dir=allmatfiles', to only sample a certain amount of data for each of the subjects (e.g. select number of files for subject given by arg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model_predictor.py' to draw a single sequence from the subject file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model_predictor.py' to combine all final predictions to make a more-accurate prediction for overall NSAA (inc single-act files and D/HC output type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to 'experiments and results discussions' a description of how experiment sets and model prediction sets are each carried out (purpose, differences between them, diagrams, etc.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6: Experiment w/ '&lt;chosen 5&gt; (left out)' on models built both NSAA and allmatfiles directories (w/ downsampled allmatfiles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7: Experiment w/ '&lt;chosen 5&gt; (left out)' but with the assessed file having a single sequence drawn from the total file (e.g. 60 of data evenly sampled over whole assess file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8: Experiment w/ '&lt;chosen 5&gt; (left out)' but using the aggregated predictions to compare to non-aggregated predictions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use entire data set with 'train_test_ratio = 0.0', modify 'model_predictor.py' to account for this, and setup MPS 19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work with subjects never seen before (hence would produce no 'true' output to console or 'model_predictions'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NMB data set, set it up in 'msc_project_files', and modify scripts to use this</text:p>
          </table:table-cell>
          <table:table-cell office:value-type="string">
            <text:p>1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bibliography of all papers used and will use, along with textbooks and webpages used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9: Experiment w/ '&lt;chosen 5&gt; (left out)' but with entire data set (except LO files) being used as training samples (i.e. train_test_ratio = 0.0)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f explaining all directories, including data directories in 'MSc_project_files', the project source dir, the 'rnn_models' and 'RNN_outputs' directories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explaining how to replicate the experiment sets and MPSs, what programs to run w/ what commands, what needs to be set up first, etc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Clone project directory to GitLab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RNN review w/ focus on LSTMs and use TensorFlow with RNN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ummary of Duchenne, w/ references to previous studie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py local directory to OneDrive (Imperial) and modify 'Directories Overview' to reflect thi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2">
          <table:table-cell/>
          <table:table-cell table:style-name="ce1" office:value-type="string">
            <text:p>Final Project Tasks (24<text:span text:style-name="T3">th</text:span> Aug - 5<text:span text:style-name="T3">th</text:span> Sep; 13 days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20: Repeat MPS 16 but with new NMB data set using all 5 measurement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certain versions of files (e.g. 'V2' or not files)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hat allows assess of source 'V2' mat file; add to README and script explanation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file_mover.py' script; add README and add to script explanations and diagram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PS 21: Experiment w/ 'V2' files left out and assessed on all available 'V2' file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Find further 8 papers on HAR using NNs, bookmark, and add to bibliography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Find, download, and review 5 previous MSc project final repor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ake table of contents / layout of final report based on previous repor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 (final): put together the background and initial setup section, including editing and spellcheck each part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>
            <text:p>MPS 22: Experiment w/ '&lt;chosen 5&gt; (left out)' but only one file per subject left out for the chosen 5 left out ('model_pred' on these LO files)+ compare to MPS3 results in experiment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23/24: Experiment w/ 'alt_dirs' with files trained on natural movement and predicting NSAA files (AND vice versa) and record results in experiment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: write section on further improvements and project directions to undertake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: write project timeline and Gantt chart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batch script to fully assess from given dir + fn (calling 'ext_raw_measures', 'comp_stat_vals, etc. and doing single-act assessments); add to README, script explanations + diagram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: write outline of 'Final evaluation results' section with final model settings to include: results for left-out subjects, results for altdir test results for NSAA / NMB, results for single-act file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Review and add to paper review section: “Deep Convolutional and LSTM...” and “Differential RNN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Co-Occurrence Feature Learning...” and “Online Detection and Classification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equential Deep Learning...” and “Long-term Recurrent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patio-Temporal LSTM...” and “A Comprehensive Study...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Final evaluation set: cross-val over all subjects for sensor magnetic field w/ models using '--no_testset', '--balance_nmb=3', and '--combine_preds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: move final chosen models to directory within project directory, add to 'Final evaluation results' section the directory and the models chosen, and modify 'assess...' batch file and 'model_pred...' to be able to use this new model dir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>
            <text:p>Add necessary 2 top-level READMEs as required by email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  <table:table-row table:style-name="ro1">
          <table:table-cell/>
          <table:table-cell table:style-name="ce14"/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15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6"/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 table:number-rows-repeated="3">
          <table:table-cell/>
          <table:table-cell table:style-name="ce17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 table:number-rows-repeated="6">
          <table:table-cell/>
          <table:table-cell table:style-name="ce3"/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24/08/2019</text:date>, <text:time>15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8-24T15:49:03.58</dc:date>
    <meta:editing-duration>P9DT18H38M27S</meta:editing-duration>
    <meta:editing-cycles>660</meta:editing-cycles>
    <meta:generator>OpenOffice/4.1.6$Win32 OpenOffice.org_project/416m1$Build-9790</meta:generator>
    <meta:document-statistic meta:table-count="3" meta:cell-count="843" meta:object-count="0"/>
  </office:meta>
</office:document-meta>
</file>